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201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" office:value-type="string" calcext:value-type="string" table:number-columns-spanned="5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covered-table-cell/>
        </table:table-row>
        <table:table-row table:style-name="ro3">
          <table:table-cell table:style-name="ce2" office:value-type="string" calcext:value-type="string" table:number-columns-spanned="5" table:number-rows-spanned="1">
            <text:p>[detail2.pengadaan_koleksi] [detail.periode2]</text:p>
          </table:table-cell>
          <table:covered-table-cell/>
          <table:covered-table-cell table:number-columns-repeated="2" table:style-name="ce7"/>
          <table:covered-table-cell/>
        </table:table-row>
        <table:table-row table:style-name="ro3">
          <table:table-cell table:style-name="ce2" office:value-type="string" calcext:value-type="string" table:number-columns-spanned="5" table:number-rows-spanned="1">
            <text:p>[detail2.berdasarkan]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_judul]</text:p>
          </table:table-cell>
          <table:table-cell table:style-name="ce3" office:value-type="string" calcext:value-type="string">
            <text:p>[detail2.jumlah_eksemplar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9" office:value-type="string" calcext:value-type="string">
            <text:p>[a.JumlahJudul]</text:p>
          </table:table-cell>
          <table:table-cell table:style-name="ce8" office:value-type="string" calcext:value-type="string">
            <text:p>[a.CountEksemplar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6"/>
          <table:table-cell table:style-name="ce10" office:value-type="string" calcext:value-type="string">
            <text:p>[detail.TotalJumlahJudul]</text:p>
          </table:table-cell>
          <table:table-cell table:style-name="ce11" office:value-type="string" calcext:value-type="string">
            <text:p>[detail.TotalCountEksempla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6:17:27.8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5T15:07:12.884000000</dc:date>
    <meta:editing-duration>PT2H21M46S</meta:editing-duration>
    <meta:editing-cycles>25</meta:editing-cycles>
    <meta:document-statistic meta:table-count="1" meta:cell-count="16" meta:object-count="0"/>
  </office:meta>
</office:document-meta>
</file>